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2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8.961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0cm" fo:margin-top="0.847cm" fo:margin-bottom="0cm" fo:text-align="justify" style:justify-single-word="false" fo:text-indent="10.001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11.252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-11.24cm" fo:margin-right="0cm" fo:text-align="justify" style:justify-single-word="false" fo:text-indent="11.252cm" style:auto-text-indent="false"/>
      <style:text-properties fo:font-size="12pt" style:font-size-asian="12pt" style:font-size-complex="12pt"/>
    </style:style>
    <style:style style:name="P8" style:family="paragraph" style:parent-style-name="Standard" style:master-page-name="Standard">
      <style:paragraph-properties fo:text-align="end" style:justify-single-word="false" style:page-number="auto"/>
    </style:style>
    <style:style style:name="P9" style:family="paragraph" style:parent-style-name="Standard" style:list-style-name="WW8Num3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0" style:family="paragraph" style:parent-style-name="Heading_20_2">
      <style:paragraph-properties fo:margin-top="0cm" fo:margin-bottom="0cm" fo:text-align="justify" style:justify-single-word="false"/>
      <style:text-properties fo:font-size="12pt" style:font-size-asian="12pt" style:font-size-complex="12pt"/>
    </style:style>
    <style:style style:name="P11" style:family="paragraph" style:parent-style-name="Footer">
      <style:text-properties fo:font-size="12pt" style:font-size-asian="12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style:line-height-at-least="0.176cm" fo:text-align="justify" style:justify-single-word="false"/>
    </style:style>
    <style:style style:name="P14" style:family="paragraph" style:parent-style-name="Text_20_body">
      <style:paragraph-properties style:line-height-at-least="0.176cm" fo:text-align="justify" style:justify-single-word="false"/>
      <style:text-properties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size-complex="12pt"/>
    </style:style>
    <style:style style:name="P16" style:family="paragraph" style:parent-style-name="Text_20_body">
      <style:paragraph-properties fo:margin-top="0.423cm" fo:margin-bottom="0cm" fo:text-align="justify" style:justify-single-word="false"/>
      <style:text-properties style:font-size-complex="12pt"/>
    </style:style>
    <style:style style:name="P17" style:family="paragraph" style:parent-style-name="Text_20_body">
      <style:paragraph-properties fo:margin-left="0cm" fo:margin-right="0cm" fo:text-align="justify" style:justify-single-word="false" fo:text-indent="-0.635cm" style:auto-text-indent="false"/>
      <style:text-properties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……….., dnia ...........................</text:span></text:p>
      <text:p text:style-name="P16">....................................................</text:p>
      <text:p text:style-name="P2">(Wnioskodawca)</text:p>
      <text:p text:style-name="P16">....................................................</text:p>
      <text:p text:style-name="P3">(Adres)</text:p>
      <text:p text:style-name="P16"/>
      <text:p text:style-name="P4">…………………………….</text:p>
      <text:p text:style-name="P4"/>
      <text:p text:style-name="P4"/>
      <text:p text:style-name="P4"/>
      <text:h text:style-name="P10" text:outline-level="2" text:is-list-header="true"/>
      <text:p text:style-name="P1">ZGŁOSZENIE ZAMIARU WYKONANIA ROBÓT GEOLOGICZNYCH</text:p>
      <text:p text:style-name="P1"/>
      <text:p text:style-name="P1"/>
      <text:p text:style-name="P13"><text:span text:style-name="T2">Termin rozpoczęcia robót: ………………………………………………..</text:span></text:p>
      <text:p text:style-name="P14"/>
      <text:p text:style-name="P13"><text:span text:style-name="T2">Zamierzony termin zakończenia robót: <text:s/>………………………………….......</text:span></text:p>
      <text:p text:style-name="P14"/>
      <text:p text:style-name="P13"><text:span text:style-name="T2">Rodzaj robót: ……………………………………………………………………………………</text:span></text:p>
      <text:p text:style-name="P13"><text:span text:style-name="T2">….....................................................................................................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17"/>
      <text:p text:style-name="P12"><text:span text:style-name="T2">Podstawowe dane dotyczące prac geologicznych: …..................................................................</text:span></text:p>
      <text:p text:style-name="P12"><text:span text:style-name="T2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15"/>
      <text:p text:style-name="P12"><text:span text:style-name="T2">Dane dotyczące osób sprawujących dozór i kierownictwo tych prac (imię i nazwisko, nr uprawnienia):</text:span></text:p>
      <text:p text:style-name="P15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5"/>
      <text:p text:style-name="P15"/>
      <text:p text:style-name="P15"/>
      <text:p text:style-name="P15"/>
      <text:p text:style-name="P15"/>
      <text:p text:style-name="P5">....................................</text:p>
      <text:p text:style-name="P6">(podpis)</text:p>
      <text:p text:style-name="P7">Załączniki:</text:p>
      <text:list xml:id="list35534160" text:style-name="WW8Num3">
        <text:list-item>
          <text:p text:style-name="P9">projekt prac geologiczny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pl" fo:country="PL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961cm" fo:margin-right="0cm" fo:margin-top="2.117cm" fo:margin-bottom="0cm" fo:text-indent="0cm" style:auto-text-indent="false" fo:keep-with-next="always"/>
      <style:text-properties fo:font-size="13pt" fo:font-weight="bold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2.54cm" fo:margin-bottom="0cm" fo:text-align="center" style:justify-single-word="false" fo:keep-with-next="always"/>
      <style:text-properties fo:font-size="14pt" fo:letter-spacing="0.035cm" fo:font-weight="bold" style:font-size-asian="14pt" style:font-weight-asian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Domyślna_20_czcionka_20_akapitu" style:display-name="Domyślna czcionka akapitu" style:family="text"/>
    <style:style style:name="Absatz-Standardschriftart" style:family="text"/>
    <style:style style:name="WW-Domyślna_20_czcionka_20_akapitu" style:display-name="WW-Domyślna czcionka akapitu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.499cm" fo:margin-bottom="1.27cm" fo:margin-left="2.501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29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501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zęstochowa, dnia</dc:title>
    <meta:initial-creator>jakwybudowac.pl</meta:initial-creator>
    <meta:creation-date>2012-03-24T15:35:00</meta:creation-date>
    <dc:creator>Paweł</dc:creator>
    <dc:date>2012-03-24T15:44:00</dc:date>
    <meta:editing-cycles>3</meta:editing-cycles>
    <meta:editing-duration>PT10M</meta:editing-duration>
    <meta:document-statistic meta:table-count="0" meta:image-count="0" meta:object-count="0" meta:page-count="1" meta:paragraph-count="20" meta:word-count="62" meta:character-count="2471"/>
    <meta:generator>OpenOffice.org/3.3$Win32 OpenOffice.org_project/330m20$Build-9567</meta:generator>
  </office:meta>
</office:document-meta>
</file>